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officeooo:rsid="001d53b0" officeooo:paragraph-rsid="001d53b0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ed767" officeooo:paragraph-rsid="001ed767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2088e9" officeooo:paragraph-rsid="002088e9" style:font-size-asian="16pt" style:language-asian="zh" style:country-asian="CN" style:font-size-complex="18.25pt"/>
    </style:style>
    <style:style style:name="P4" style:family="paragraph" style:parent-style-name="Table_20_Contents">
      <style:text-properties fo:font-size="18.25pt" officeooo:rsid="001d53b0" officeooo:paragraph-rsid="001d53b0" style:font-size-asian="16pt" style:font-size-complex="18.25pt"/>
    </style:style>
    <style:style style:name="P5" style:family="paragraph" style:parent-style-name="Table_20_Contents">
      <style:text-properties fo:font-size="18.25pt" officeooo:rsid="001ed767" officeooo:paragraph-rsid="001ed767" style:font-size-asian="16pt" style:font-size-complex="18.25pt"/>
    </style:style>
    <style:style style:name="T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表格动态添加</text:p>
      <text:p text:style-name="P1">第一种方式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&lt;script type="text/javascript"&gt;</text:p>
            <text:p text:style-name="P4">function addrow() {</text:p>
            <text:p text:style-name="P4"><text:tab/>//获得表体的对象</text:p>
            <text:p text:style-name="P4"><text:tab/>var tbobj=document.getElementById("tb");</text:p>
            <text:p text:style-name="P4"><text:tab/>//获得表体内部的html</text:p>
            <text:p text:style-name="P4"><text:tab/>var innertb=tbobj.innerHTML;</text:p>
            <text:p text:style-name="P4"><text:tab/>//追加html</text:p>
            <text:p text:style-name="P4"><text:tab/>innertb=innertb+"&lt;tr&gt;&lt;td&gt;&lt;/td&gt;&lt;td&gt;&lt;/td&gt;&lt;td&gt;&lt;/td&gt;&lt;/tr&gt;";</text:p>
            <text:p text:style-name="P4"><text:tab/>tbobj.innerHTML=innertb;</text:p>
            <text:p text:style-name="P4">}</text:p>
            <text:p text:style-name="P4">&lt;/script&gt;</text:p>
          </table:table-cell>
        </table:table-row>
      </table:table>
      <text:p text:style-name="P1"/>
      <text:p text:style-name="P1">第二种方式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">function addrow() {</text:p>
            <text:p text:style-name="P4"><text:tab/>//获得表体的对象</text:p>
            <text:p text:style-name="P4"><text:tab/>var tbobj=document.getElementById("tb");</text:p>
            <text:p text:style-name="P4"><text:tab/>//创建 tr <text:s/>dom对象</text:p>
            <text:p text:style-name="P4"><text:tab/>var trobj=document.<text:span text:style-name="T1">createElement</text:span>("tr");</text:p>
            <text:p text:style-name="P4"><text:tab/>//创建td</text:p>
            <text:p text:style-name="P4"><text:tab/> var td1=document.createElement("td");</text:p>
            <text:p text:style-name="P4"><text:tab/> var td2=document.createElement("td");</text:p>
            <text:p text:style-name="P4"><text:tab/> var td3=document.createElement("td");</text:p>
            <text:p text:style-name="P4"><text:tab/> //把td追加到tr</text:p>
            <text:p text:style-name="P4"><text:tab/> trobj.appendChild(td1);</text:p>
            <text:p text:style-name="P4"><text:tab/> trobj.appendChild(td2);</text:p>
            <text:p text:style-name="P4"><text:tab/> trobj.appendChild(td3);</text:p>
            <text:p text:style-name="P4"><text:tab/> tbobj.appendChild(trobj);</text:p>
            <text:p text:style-name="P4">}</text:p>
          </table:table-cell>
        </table:table-row>
      </table:table>
      <text:p text:style-name="P1"/>
      <text:p text:style-name="P1"/>
      <text:p text:style-name="P1"/>
      <text:p text:style-name="P1"/>
      <text:p text:style-name="P2"><text:soft-page-break/>表的删除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function addrow() {</text:p>
            <text:p text:style-name="P5"><text:tab/>//获得表体的对象</text:p>
            <text:p text:style-name="P5"><text:tab/>var tbobj=document.getElementById("tb");</text:p>
            <text:p text:style-name="P5"><text:tab/>//创建 tr <text:s/>dom对象</text:p>
            <text:p text:style-name="P5"><text:tab/>var trobj=document.createElement("tr");</text:p>
            <text:p text:style-name="P5"><text:tab/>//创建td</text:p>
            <text:p text:style-name="P5"><text:tab/> var td0=document.createElement("td");</text:p>
            <text:p text:style-name="P5"><text:tab/>//创建多选</text:p>
            <text:p text:style-name="P5"><text:tab/>var ck=document.createElement("input");</text:p>
            <text:p text:style-name="P5"><text:tab/>//设置属性</text:p>
            <text:p text:style-name="P5"><text:tab/>ck.setAttribute("type","checkbox");</text:p>
            <text:p text:style-name="P5"><text:tab/>//</text:p>
            <text:p text:style-name="P5"><text:tab/>td0.appendChild(ck);</text:p>
            <text:p text:style-name="P5"><text:tab/> var td1=document.createElement("td");</text:p>
            <text:p text:style-name="P5"><text:tab/> var td2=document.createElement("td");</text:p>
            <text:p text:style-name="P5"><text:tab/> var td3=document.createElement("td");</text:p>
            <text:p text:style-name="P5"><text:tab/> //把td追加到tr</text:p>
            <text:p text:style-name="P5"><text:tab/> <text:s/>trobj.appendChild(td0);</text:p>
            <text:p text:style-name="P5"><text:tab/> trobj.appendChild(td1);</text:p>
            <text:p text:style-name="P5"><text:tab/> trobj.appendChild(td2);</text:p>
            <text:p text:style-name="P5"><text:tab/> trobj.appendChild(td3);</text:p>
            <text:p text:style-name="P5"><text:tab/> tbobj.appendChild(trobj);</text:p>
            <text:p text:style-name="P5">}</text:p>
            <text:p text:style-name="P5"/>
            <text:p text:style-name="P5">function deleterow() {</text:p>
            <text:p text:style-name="P5"><text:tab/>//获得tb对象</text:p>
            <text:p text:style-name="P5"><text:tab/>var tbobj=document.getElementById("tb");</text:p>
            <text:p text:style-name="P5"><text:tab/>//获得表体内部的input</text:p>
            <text:p text:style-name="P5"><text:tab/>var is=tbobj.getElementsByTagName("input");</text:p>
            <text:p text:style-name="P5"><text:tab/>for(var i=is.length-1;i&gt;0;i--){</text:p>
            <text:p text:style-name="P5"><text:tab/><text:tab/>//获得被选</text:p>
            <text:p text:style-name="P5"><text:tab/><text:tab/>if(is[i].checked){</text:p>
            <text:p text:style-name="P5"><text:tab/><text:tab/><text:tab/>//获得父元素</text:p>
            <text:p text:style-name="P5"><text:soft-page-break/><text:tab/><text:tab/><text:tab/>var trobj=is[i].<text:span text:style-name="T1">parentNode.parentNode</text:span>;</text:p>
            <text:p text:style-name="P5"><text:tab/><text:tab/><text:tab/>//删除被选中的元素</text:p>
            <text:p text:style-name="P5"><text:tab/><text:tab/><text:tab/>tbobj.removeChild(trobj);</text:p>
            <text:p text:style-name="P5"><text:tab/><text:tab/>}</text:p>
            <text:p text:style-name="P5"><text:tab/>}</text:p>
            <text:p text:style-name="P5"><text:tab/></text:p>
            <text:p text:style-name="P5">}</text:p>
          </table:table-cell>
        </table:table-row>
      </table:table>
      <text:p text:style-name="P2"/>
      <text:p text:style-name="P3">function deleterow() {</text:p>
      <text:p text:style-name="P3"><text:tab/>//获得父节点</text:p>
      <text:p text:style-name="P3"><text:tab/>var tboj=document.getElementById("tde");</text:p>
      <text:p text:style-name="P3"><text:tab/>//获得里面选的元素</text:p>
      <text:p text:style-name="P3"><text:tab/>var inp=document.getElementsByTagName("input");</text:p>
      <text:p text:style-name="P3"><text:tab/>//遍历元素</text:p>
      <text:p text:style-name="P3"><text:tab/>for(var i=0;i&lt;inp.length;i++){</text:p>
      <text:p text:style-name="P3"><text:tab/><text:tab/>//判断如果选中</text:p>
      <text:p text:style-name="P3"><text:tab/><text:tab/>if(inp[i].checked){</text:p>
      <text:p text:style-name="P3"><text:tab/><text:tab/><text:tab/>//获得当前的元素的上一个上一个</text:p>
      <text:p text:style-name="P3"><text:tab/><text:tab/><text:tab/>var to=inp[i].<text:span text:style-name="T1">parentNode</text:span>.parentNode;</text:p>
      <text:p text:style-name="P3"><text:tab/><text:tab/><text:tab/>//删除获取的节点</text:p>
      <text:p text:style-name="P3"><text:tab/><text:tab/><text:tab/>tboj.removeChild(to);</text:p>
      <text:p text:style-name="P3"><text:tab/><text:tab/>}</text:p>
      <text:p text:style-name="P3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17S</meta:editing-duration>
    <meta:editing-cycles>7</meta:editing-cycles>
    <meta:generator>LibreOffice/5.3.0.3$Windows_X86_64 LibreOffice_project/7074905676c47b82bbcfbea1aeefc84afe1c50e1</meta:generator>
    <dc:date>2018-04-19T12:29:10.613000000</dc:date>
    <meta:document-statistic meta:table-count="3" meta:image-count="0" meta:object-count="0" meta:page-count="3" meta:paragraph-count="84" meta:word-count="277" meta:character-count="1759" meta:non-whitespace-character-count="1610"/>
    <meta:user-defined meta:name="Info 1"/>
    <meta:user-defined meta:name="Info 2"/>
    <meta:user-defined meta:name="Info 3"/>
    <meta:user-defined meta:name="Info 4"/>
  </office:meta>
</office:document-meta>
</file>